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0"/>
    </style:style>
    <style:style style:name="ce13" style:family="table-cell" style:parent-style-name="Default" style:data-style-name="N36"/>
    <style:style style:name="ce14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6-2017'.F35"/>
    </style:style>
    <style:style style:name="ce19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8-2019'.E2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8-2019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2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2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2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2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18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2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2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33"/>
          <table:table-cell/>
          <table:table-cell table:style-name="ce33"/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09/25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3" office:value-type="float" office:value="6" calcext:value-type="float">
            <text:p>6</text:p>
          </table:table-cell>
          <table:table-cell/>
          <table:table-cell table:style-name="ce33"/>
          <table:table-cell/>
          <table:table-cell table:style-name="ce33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3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3" office:value-type="float" office:value="6" calcext:value-type="float">
            <text:p>6</text:p>
          </table:table-cell>
          <table:table-cell/>
          <table:table-cell table:style-name="ce33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3" office:value-type="float" office:value="7" calcext:value-type="float">
            <text:p>7</text:p>
          </table:table-cell>
          <table:table-cell/>
          <table:table-cell table:style-name="ce33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3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33" office:value-type="float" office:value="6" calcext:value-type="float">
            <text:p>6</text:p>
          </table:table-cell>
          <table:table-cell/>
          <table:table-cell table:style-name="ce33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/>
          <table:table-cell table:style-name="ce33"/>
          <table:table-cell/>
          <table:table-cell table:style-name="ce33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/>
          <table:table-cell table:style-name="ce33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11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3" office:value-type="float" office:value="14" calcext:value-type="float">
            <text:p>14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12/0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/>
          <table:table-cell table:style-name="ce33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01/18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/>
          <table:table-cell table:style-name="ce33"/>
          <table:table-cell/>
          <table:table-cell table:style-name="ce33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2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01/23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01/29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3" office:value-type="float" office:value="11" calcext:value-type="float">
            <text:p>1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02/12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02/1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33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2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02/23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33"/>
          <table:table-cell/>
          <table:table-cell table:style-name="ce33"/>
          <table:table-cell table:style-name="ce20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3/0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2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4/0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/>
          <table:table-cell table:style-name="ce33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2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4/09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/>
          <table:table-cell table:style-name="ce33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4/09/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/>
          <table:table-cell/>
          <table:table-cell table:style-name="ce33"/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04/11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33" office:value-type="float" office:value="6" calcext:value-type="float">
            <text:p>6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2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04/17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2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04/17/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3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2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10-08" calcext:value-type="date">
            <text:p>10/08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5" calcext:value-type="float">
            <text:p>5</text:p>
          </table:table-cell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1/12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7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7" office:value-type="float" office:value="6" calcext:value-type="float">
            <text:p>6</text:p>
          </table:table-cell>
          <table:table-cell/>
          <table:table-cell table:style-name="ce37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11/2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11/26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37"/>
          <table:table-cell/>
          <table:table-cell table:style-name="ce3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01/11/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7" office:value-type="float" office:value="7" calcext:value-type="float">
            <text:p>7</text:p>
          </table:table-cell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2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01/21/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02/13/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37" office:value-type="float" office:value="5" calcext:value-type="float">
            <text:p>5</text:p>
          </table:table-cell>
          <table:table-cell/>
          <table:table-cell table:style-name="ce37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02/18/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table:style-name="ce37"/>
          <table:table-cell/>
          <table:table-cell table:style-name="ce37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2" table:formula="of:=COUNTIF([.D9:.L9];IF([.N9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02/27/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7" office:value-type="float" office:value="7" calcext:value-type="float">
            <text:p>7</text:p>
          </table:table-cell>
          <table:table-cell/>
          <table:table-cell table:style-name="ce37"/>
          <table:table-cell/>
          <table:table-cell table:style-name="ce37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3/04/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/>
          <table:table-cell table:style-name="ce37"/>
          <table:table-cell/>
          <table:table-cell table:style-name="ce37"/>
          <table:table-cell table:style-name="ce20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2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03/13/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7" office:value-type="float" office:value="5" calcext:value-type="float">
            <text:p>5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03/25/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7" office:value-type="float" office:value="5" calcext:value-type="float">
            <text:p>5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4/02/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7" office:value-type="float" office:value="7" calcext:value-type="float">
            <text:p>7</text:p>
          </table:table-cell>
          <table:table-cell/>
          <table:table-cell table:style-name="ce37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5">
          <table:table-cell table:number-columns-repeated="4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20"/>
          <table:table-cell table:style-name="ce32"/>
          <table:table-cell table:number-columns-repeated="1002"/>
        </table:table-row>
        <table:table-row table:style-name="ro1">
          <table:table-cell table:number-columns-repeated="4"/>
          <table:table-cell table:style-name="ce38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23:08:04.6742217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31</meta:editing-cycles>
    <meta:editing-duration>PT5H26M</meta:editing-duration>
    <dc:title>Saison Ekkart</dc:title>
    <dc:date>2019-04-02T23:08:07.981684912</dc:date>
    <meta:generator>LibreOffice/6.0.7.3$Linux_X86_64 LibreOffice_project/00m0$Build-3</meta:generator>
    <meta:document-statistic meta:table-count="3" meta:cell-count="895" meta:object-count="0"/>
  </office:meta>
</office:document-meta>
</file>